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Normal"><draw:frame draw:style-name="a0" draw:name="Image 1" text:anchor-type="as-char" svg:x="0in" svg:y="0in" svg:width="6.3in" svg:height="3.37222in" style:rel-width="scale" style:rel-height="scale"><draw:image xlink:href="media/image1.png" xlink:type="simple" xlink:show="embed" xlink:actuate="onLoad"/><svg:title/><svg:desc/></draw:frame><text:line-break/><text:line-break/><text:line-break/><draw:frame draw:style-name="a1" draw:name="Image 3" text:anchor-type="as-char" svg:x="0in" svg:y="0in" svg:width="6.3in" svg:height="4.21111in" style:rel-width="scale" style:rel-height="scale"><draw:image xlink:href="media/image2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eoffrey</meta:initial-creator>
    <dc:creator>Geoffrey</dc:creator>
    <meta:creation-date>2020-05-02T14:29:00Z</meta:creation-date>
    <dc:date>2020-05-09T14:05:00Z</dc:date>
    <meta:template xlink:href="Normal.dotm" xlink:type="simple"/>
    <meta:editing-cycles>3</meta:editing-cycles>
    <meta:editing-duration>PT0S</meta:editing-duration>
    <meta:document-statistic meta:page-count="1" meta:paragraph-count="1" meta:word-count="1" meta:character-count="6" meta:row-count="1" meta:non-whitespace-character-count="6"/>
  </office:meta>
</office:document-meta>
</file>